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3.614cm"/>
    </style:style>
    <style:style style:name="co7" style:family="table-column">
      <style:table-column-properties fo:break-before="auto" style:column-width="0.63cm"/>
    </style:style>
    <style:style style:name="co8" style:family="table-column">
      <style:table-column-properties fo:break-before="auto" style:column-width="2.02cm"/>
    </style:style>
    <style:style style:name="co9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1.884cm"/>
    </style:style>
    <style:style style:name="co12" style:family="table-column">
      <style:table-column-properties fo:break-before="auto" style:column-width="3.637cm"/>
    </style:style>
    <style:style style:name="co13" style:family="table-column">
      <style:table-column-properties fo:break-before="auto" style:column-width="3.228cm"/>
    </style:style>
    <style:style style:name="co14" style:family="table-column">
      <style:table-column-properties fo:break-before="auto" style:column-width="3.007cm"/>
    </style:style>
    <style:style style:name="co15" style:family="table-column">
      <style:table-column-properties fo:break-before="auto" style:column-width="2.87cm"/>
    </style:style>
    <style:style style:name="co16" style:family="table-column">
      <style:table-column-properties fo:break-before="auto" style:column-width="2.803cm"/>
    </style:style>
    <style:style style:name="co17" style:family="table-column">
      <style:table-column-properties fo:break-before="auto" style:column-width="3.722cm"/>
    </style:style>
    <style:style style:name="co18" style:family="table-column">
      <style:table-column-properties fo:break-before="auto" style:column-width="2.921cm"/>
    </style:style>
    <style:style style:name="co19" style:family="table-column">
      <style:table-column-properties fo:break-before="auto" style:column-width="3.978cm"/>
    </style:style>
    <style:style style:name="co20" style:family="table-column">
      <style:table-column-properties fo:break-before="auto" style:column-width="4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0000"/>
    </style:style>
    <number:number-style style:name="N4">
      <number:number number:decimal-places="2" number:min-decimal-places="2" number:min-integer-digits="1" number:grouping="true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104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4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4P0"/>
    </number:currency-style>
    <style:style style:name="ce4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1.5pt solid #000000"/>
      <style:paragraph-properties fo:text-align="center" fo:margin-left="0cm"/>
    </style:style>
    <style:style style:name="ce44" style:family="table-cell" style:parent-style-name="Default">
      <style:table-cell-properties fo:border-bottom="none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1.5pt solid #000000" fo:border-right="0.74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wrap-option="wrap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1.5pt solid #000000" fo:wrap-option="wrap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1" style:family="table-cell" style:parent-style-name="Default">
      <style:table-cell-properties fo:border-bottom="none" fo:border-left="0.74pt solid #000000" fo:border-right="0.74pt solid #000000" fo:border-top="none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 style:data-style-name="N4">
      <style:table-cell-properties fo:border="0.74pt solid #000000"/>
    </style:style>
    <style:style style:name="ce54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0.74pt solid #000000" fo:border-right="1.5pt solid #000000" fo:border-top="0.74pt solid #000000"/>
    </style:style>
    <style:style style:name="ce57" style:family="table-cell" style:parent-style-name="Default">
      <style:table-cell-properties fo:border-bottom="none" fo:border-left="0.74pt solid #000000" fo:border-right="1.5pt solid #000000" fo:border-top="none"/>
    </style:style>
    <style:style style:name="ce58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59" style:family="table-cell" style:parent-style-name="Default" style:data-style-name="N4">
      <style:table-cell-properties fo:border-bottom="0.74pt solid #000000" fo:border-left="0.74pt solid #000000" fo:border-right="1.5pt solid #000000" fo:border-top="0.74pt solid #000000"/>
    </style:style>
    <style:style style:name="ce60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61" style:family="table-cell" style:parent-style-name="Default">
      <style:table-cell-properties fo:border-bottom="0.74pt solid #000000" fo:border-left="1.5pt solid #000000" fo:border-right="0.74pt solid #000000" fo:border-top="1.5pt solid #000000"/>
    </style:style>
    <style:style style:name="ce62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63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64" style:family="table-cell" style:parent-style-name="Default">
      <style:table-cell-properties fo:border-bottom="0.74pt solid #000000" fo:border-left="0.74pt solid #000000" fo:border-right="1.5pt solid #000000" fo:border-top="1.5pt solid #000000"/>
    </style:style>
    <style:style style:name="ce65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1.5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1.5pt solid #000000" fo:border-right="none" fo:border-top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1.5pt solid #000000" fo:border-right="none" fo:border-top="none"/>
    </style:style>
    <style:style style:name="ce32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8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none" fo:border-left="0.74pt solid #000000" fo:border-right="1.5pt solid #000000" fo:border-top="0.74pt solid #000000"/>
    </style:style>
    <style:style style:name="ce41" style:family="table-cell" style:parent-style-name="Default" style:data-style-name="N99">
      <style:table-cell-properties fo:border-bottom="none" fo:border-left="0.74pt solid #000000" fo:border-right="1.5pt solid #000000" fo:border-top="none"/>
    </style:style>
    <style:style style:name="ce42" style:family="table-cell" style:parent-style-name="Default" style:data-style-name="N99">
      <style:table-cell-properties fo:border-bottom="0.74pt solid #000000" fo:border-left="0.74pt solid #000000" fo:border-right="1.5pt solid #000000" fo:border-top="none"/>
    </style:style>
    <style:style style:name="ce8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9" style:family="table-cell" style:parent-style-name="Default">
      <style:table-cell-properties fo:border-bottom="1.5pt solid #000000" style:text-align-source="fix" style:repeat-content="false" fo:border-left="none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10104"/>
    <style:style style:name="ce91" style:family="table-cell" style:parent-style-name="Default" style:data-style-name="N37"/>
    <style:style style:name="ce9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9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8" style:family="table-cell" style:parent-style-name="Pivot_20_Table_20_Corner">
      <style:table-cell-properties fo:border-bottom="none" fo:border-left="none" fo:border-right="none" fo:border-top="2.01pt solid #000000"/>
    </style:style>
    <style:style style:name="ce99" style:family="table-cell" style:parent-style-name="Pivot_20_Table_20_Field">
      <style:table-cell-properties fo:border="0.99pt solid #000000"/>
    </style:style>
    <style:style style:name="ce10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2" style:family="table-cell" style:parent-style-name="Pivot_20_Table_20_Category" style:data-style-name="N0">
      <style:table-cell-properties fo:border="0.99pt solid #000000"/>
    </style:style>
    <style:style style:name="ce10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4" style:family="table-cell" style:parent-style-name="Pivot_20_Table_20_Category" style:data-style-name="N10104">
      <style:table-cell-properties fo:border="0.99pt solid #000000"/>
    </style:style>
    <style:style style:name="ce105" style:family="table-cell" style:parent-style-name="Pivot_20_Table_20_Title" style:data-style-name="N10104">
      <style:table-cell-properties fo:border-bottom="2.01pt solid #000000" fo:border-left="none" fo:border-right="none" fo:border-top="0.99pt solid #000000"/>
    </style:style>
    <style:style style:name="ce10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7" style:family="table-cell" style:parent-style-name="Pivot_20_Table_20_Category" style:data-style-name="N37">
      <style:table-cell-properties fo:border="0.99pt solid #000000"/>
    </style:style>
    <style:style style:name="ce108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10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1" style:family="table-cell" style:parent-style-name="Pivot_20_Table_20_Value" style:data-style-name="N10104">
      <style:table-cell-properties fo:border-bottom="0.99pt solid #000000" fo:border-left="0.99pt solid #000000" fo:border-right="none" fo:border-top="0.99pt solid #000000"/>
    </style:style>
    <style:style style:name="ce112" style:family="table-cell" style:parent-style-name="Pivot_20_Table_20_Result" style:data-style-name="N10104">
      <style:table-cell-properties fo:border-bottom="2.01pt solid #000000" fo:border-left="0.99pt solid #000000" fo:border-right="none" fo:border-top="0.99pt solid #000000"/>
    </style:style>
    <style:style style:name="ce1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15" style:family="table-cell" style:parent-style-name="Pivot_20_Table_20_Value" style:data-style-name="N10104">
      <style:table-cell-properties fo:border-bottom="0.99pt solid #000000" fo:border-left="none" fo:border-right="2.01pt solid #000000" fo:border-top="0.99pt solid #000000"/>
    </style:style>
    <style:style style:name="ce116" style:family="table-cell" style:parent-style-name="Pivot_20_Table_20_Result" style:data-style-name="N10104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říjmy výdaje" table:style-name="ta1">
        <table:table-column table:style-name="co1" table:default-cell-style-name="Default"/>
        <table:table-column table:style-name="co2" table:default-cell-style-name="ce45"/>
        <table:table-column table:style-name="co3" table:number-columns-repeated="2" table:default-cell-style-name="ce51"/>
        <table:table-column table:style-name="co2" table:default-cell-style-name="ce57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43"/>
          <table:table-cell table:style-name="ce49" office:value-type="string" calcext:value-type="string">
            <text:p>Příjmy</text:p>
          </table:table-cell>
          <table:table-cell table:style-name="ce49" office:value-type="string" calcext:value-type="string">
            <text:p>Výdaje</text:p>
          </table:table-cell>
          <table:table-cell table:style-name="ce55" office:value-type="string" calcext:value-type="string">
            <text:p>Rozdíl</text:p>
          </table:table-cell>
        </table:table-row>
        <table:table-row table:style-name="ro1">
          <table:table-cell/>
          <table:table-cell table:style-name="ce44" office:value-type="string" calcext:value-type="string">
            <text:p>Ledne</text:p>
          </table:table-cell>
          <table:table-cell table:style-name="ce50" office:value-type="float" office:value="15245" calcext:value-type="float">
            <text:p>15245</text:p>
          </table:table-cell>
          <table:table-cell table:style-name="ce50" office:value-type="float" office:value="14587" calcext:value-type="float">
            <text:p>14587</text:p>
          </table:table-cell>
          <table:table-cell table:style-name="ce56" table:formula="of:=[.C4]-[.D4]"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string" calcext:value-type="string">
            <text:p>Únor</text:p>
          </table:table-cell>
          <table:table-cell office:value-type="float" office:value="14368" calcext:value-type="float">
            <text:p>14368</text:p>
          </table:table-cell>
          <table:table-cell office:value-type="float" office:value="12478" calcext:value-type="float">
            <text:p>12478</text:p>
          </table:table-cell>
          <table:table-cell table:formula="of:=[.C5]-[.D5]" office:value-type="float" office:value="1890" calcext:value-type="float">
            <text:p>1890</text:p>
          </table:table-cell>
        </table:table-row>
        <table:table-row table:style-name="ro1">
          <table:table-cell/>
          <table:table-cell office:value-type="string" calcext:value-type="string">
            <text:p>Březen</text:p>
          </table:table-cell>
          <table:table-cell office:value-type="float" office:value="12785" calcext:value-type="float">
            <text:p>12785</text:p>
          </table:table-cell>
          <table:table-cell office:value-type="float" office:value="10300" calcext:value-type="float">
            <text:p>10300</text:p>
          </table:table-cell>
          <table:table-cell table:formula="of:=[.C6]-[.D6]" office:value-type="float" office:value="2485" calcext:value-type="float">
            <text:p>2485</text:p>
          </table:table-cell>
        </table:table-row>
        <table:table-row table:style-name="ro1">
          <table:table-cell/>
          <table:table-cell office:value-type="string" calcext:value-type="string">
            <text:p>Duben</text:p>
          </table:table-cell>
          <table:table-cell office:value-type="float" office:value="15741" calcext:value-type="float">
            <text:p>15741</text:p>
          </table:table-cell>
          <table:table-cell office:value-type="float" office:value="13789" calcext:value-type="float">
            <text:p>13789</text:p>
          </table:table-cell>
          <table:table-cell table:formula="of:=[.C7]-[.D7]" office:value-type="float" office:value="1952" calcext:value-type="float">
            <text:p>1952</text:p>
          </table:table-cell>
        </table:table-row>
        <table:table-row table:style-name="ro1">
          <table:table-cell/>
          <table:table-cell office:value-type="string" calcext:value-type="string">
            <text:p>Květen</text:p>
          </table:table-cell>
          <table:table-cell office:value-type="float" office:value="16125" calcext:value-type="float">
            <text:p>16125</text:p>
          </table:table-cell>
          <table:table-cell office:value-type="float" office:value="14852" calcext:value-type="float">
            <text:p>14852</text:p>
          </table:table-cell>
          <table:table-cell table:formula="of:=[.C8]-[.D8]"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string" calcext:value-type="string">
            <text:p>Červen</text:p>
          </table:table-cell>
          <table:table-cell office:value-type="float" office:value="14687" calcext:value-type="float">
            <text:p>14687</text:p>
          </table:table-cell>
          <table:table-cell office:value-type="float" office:value="11820" calcext:value-type="float">
            <text:p>11820</text:p>
          </table:table-cell>
          <table:table-cell table:formula="of:=[.C9]-[.D9]" office:value-type="float" office:value="2867" calcext:value-type="float">
            <text:p>2867</text:p>
          </table:table-cell>
        </table:table-row>
        <table:table-row table:style-name="ro1">
          <table:table-cell/>
          <table:table-cell table:style-name="ce46" office:value-type="string" calcext:value-type="string">
            <text:p>Celkem</text:p>
          </table:table-cell>
          <table:table-cell table:style-name="ce52" table:formula="of:=SUM([.C4:.C9])" office:value-type="float" office:value="88951" calcext:value-type="float">
            <text:p>88951</text:p>
          </table:table-cell>
          <table:table-cell table:style-name="ce52" table:formula="of:=SUM([.D4:.D9])" office:value-type="float" office:value="77826" calcext:value-type="float">
            <text:p>77826</text:p>
          </table:table-cell>
          <table:table-cell table:style-name="ce58" table:formula="of:=SUM([.E4:.E9])" office:value-type="float" office:value="11125" calcext:value-type="float">
            <text:p>11125</text:p>
          </table:table-cell>
        </table:table-row>
        <table:table-row table:style-name="ro1">
          <table:table-cell/>
          <table:table-cell table:style-name="ce46" office:value-type="string" calcext:value-type="string">
            <text:p>Průměr</text:p>
          </table:table-cell>
          <table:table-cell table:style-name="ce53" table:formula="of:=AVERAGE([.C4:.C9])" office:value-type="float" office:value="14825.1666666667" calcext:value-type="float">
            <text:p>14 825,17</text:p>
          </table:table-cell>
          <table:table-cell table:style-name="ce53" table:formula="of:=AVERAGE([.D4:.D9])" office:value-type="float" office:value="12971" calcext:value-type="float">
            <text:p>12 971,00</text:p>
          </table:table-cell>
          <table:table-cell table:style-name="ce59" table:formula="of:=AVERAGE([.E4:.E9])" office:value-type="float" office:value="1854.16666666667" calcext:value-type="float">
            <text:p>1 854,17</text:p>
          </table:table-cell>
        </table:table-row>
        <table:table-row table:style-name="ro2">
          <table:table-cell/>
          <table:table-cell table:style-name="ce47" office:value-type="string" calcext:value-type="string">
            <text:p>Maximální hodnota</text:p>
          </table:table-cell>
          <table:table-cell table:style-name="ce52" table:formula="of:=MAX([.C4:.C9])" office:value-type="float" office:value="16125" calcext:value-type="float">
            <text:p>16125</text:p>
          </table:table-cell>
          <table:table-cell table:style-name="ce52" table:formula="of:=MAX([.D4:.D9])" office:value-type="float" office:value="14852" calcext:value-type="float">
            <text:p>14852</text:p>
          </table:table-cell>
          <table:table-cell table:style-name="ce58" table:formula="of:=MAX([.E4:.E9])" office:value-type="float" office:value="2867" calcext:value-type="float">
            <text:p>2867</text:p>
          </table:table-cell>
        </table:table-row>
        <table:table-row table:style-name="ro2">
          <table:table-cell/>
          <table:table-cell table:style-name="ce48" office:value-type="string" calcext:value-type="string">
            <text:p>Minimální hodnota</text:p>
          </table:table-cell>
          <table:table-cell table:style-name="ce54" table:formula="of:=MIN([.C4:.C10])" office:value-type="float" office:value="12785" calcext:value-type="float">
            <text:p>12785</text:p>
          </table:table-cell>
          <table:table-cell table:style-name="ce54" table:formula="of:=MIN([.D4:.D10])" office:value-type="float" office:value="10300" calcext:value-type="float">
            <text:p>10300</text:p>
          </table:table-cell>
          <table:table-cell table:style-name="ce60" table:formula="of:=MIN([.E4:.E10])" office:value-type="float" office:value="658" calcext:value-type="float">
            <text:p>658</text:p>
          </table:table-cell>
        </table:table-row>
      </table:table>
      <table:table table:name="Kurzovne" table:style-name="ta1">
        <table:table-column table:style-name="co2" table:default-cell-style-name="Default"/>
        <table:table-column table:style-name="co4" table:default-cell-style-name="ce62"/>
        <table:table-column table:style-name="co2" table:default-cell-style-name="ce58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61" office:value-type="string" calcext:value-type="string">
            <text:p>Jméno</text:p>
          </table:table-cell>
          <table:table-cell table:style-name="ce64" office:value-type="string" calcext:value-type="string">
            <text:p>Kurzovné</text:p>
          </table:table-cell>
        </table:table-row>
        <table:table-row table:style-name="ro1">
          <table:table-cell/>
          <table:table-cell office:value-type="string" calcext:value-type="string">
            <text:p>Burešová Věr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Farská Ilon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Kadlecová Hana</text:p>
          </table:table-cell>
          <table:table-cell office:value-type="string" calcext:value-type="string">
            <text:p>nezaplaceno</text:p>
          </table:table-cell>
        </table:table-row>
        <table:table-row table:style-name="ro1">
          <table:table-cell/>
          <table:table-cell office:value-type="string" calcext:value-type="string">
            <text:p>Klomínková Věr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Konečný Vladimí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Novák Jan</text:p>
          </table:table-cell>
          <table:table-cell office:value-type="string" calcext:value-type="string">
            <text:p>nezaplaceno</text:p>
          </table:table-cell>
        </table:table-row>
        <table:table-row table:style-name="ro1">
          <table:table-cell/>
          <table:table-cell office:value-type="string" calcext:value-type="string">
            <text:p>Zeman Jiří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Celkem zaplatilo</text:p>
          </table:table-cell>
          <table:table-cell table:formula="of:=COUNT([.C3:.C9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63" office:value-type="string" calcext:value-type="string">
            <text:p>Celkem členů</text:p>
          </table:table-cell>
          <table:table-cell table:style-name="ce60" table:formula="of:=COUNTA([.C3:.C9])" office:value-type="float" office:value="7" calcext:value-type="float">
            <text:p>7</text:p>
          </table:table-cell>
        </table:table-row>
      </table:table>
      <table:table table:name="Relativní Absolutní" table:style-name="ta1">
        <table:table-column table:style-name="co5" table:number-columns-repeated="7" table:default-cell-style-name="Default"/>
        <table:table-column table:style-name="co6" table:default-cell-style-name="Default"/>
        <table:table-row table:style-name="ro1" table:number-rows-repeated="4">
          <table:table-cell table:number-columns-repeated="8"/>
        </table:table-row>
        <table:table-row table:style-name="ro3">
          <table:table-cell/>
          <table:table-cell table:style-name="ce66" office:value-type="string" calcext:value-type="string">
            <text:p>X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R+R</text:p>
          </table:table-cell>
          <table:table-cell table:style-name="ce68" office:value-type="string" calcext:value-type="string">
            <text:p>A+A</text:p>
          </table:table-cell>
          <table:table-cell table:style-name="ce68" office:value-type="string" calcext:value-type="string">
            <text:p>A+R</text:p>
          </table:table-cell>
          <table:table-cell table:style-name="ce68" office:value-type="string" calcext:value-type="string">
            <text:p>R+A</text:p>
          </table:table-cell>
          <table:table-cell table:style-name="ce70" office:value-type="string" calcext:value-type="string">
            <text:p>Vynásobení X koeficientem</text:p>
          </table:table-cell>
        </table:table-row>
        <table:table-row table:style-name="ro1">
          <table:table-cell/>
          <table:table-cell table:style-name="ce6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formula="of:=[.B6]+[.C6]" office:value-type="float" office:value="22" calcext:value-type="float">
            <text:p>22</text:p>
          </table:table-cell>
          <table:table-cell table:style-name="ce52" table:formula="of:=[.$B$6]+[.$C$6]" office:value-type="float" office:value="22" calcext:value-type="float">
            <text:p>22</text:p>
          </table:table-cell>
          <table:table-cell table:style-name="ce52" table:formula="of:=[.$B$6]+[.C6]" office:value-type="float" office:value="22" calcext:value-type="float">
            <text:p>22</text:p>
          </table:table-cell>
          <table:table-cell table:style-name="ce52" table:formula="of:=[.B6]+[.$C$6]" office:value-type="float" office:value="22" calcext:value-type="float">
            <text:p>22</text:p>
          </table:table-cell>
          <table:table-cell table:style-name="ce58" table:formula="of:=[.B6]*[.$C$13]" office:value-type="float" office:value="18.48" calcext:value-type="float">
            <text:p>18,48</text:p>
          </table:table-cell>
        </table:table-row>
        <table:table-row table:style-name="ro1">
          <table:table-cell/>
          <table:table-cell table:style-name="ce62" office:value-type="float" office:value="23" calcext:value-type="float">
            <text:p>23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formula="of:=[.B7]+[.C7]" office:value-type="float" office:value="43" calcext:value-type="float">
            <text:p>43</text:p>
          </table:table-cell>
          <table:table-cell table:style-name="ce52" table:formula="of:=[.$B$6]+[.$C$6]" office:value-type="float" office:value="22" calcext:value-type="float">
            <text:p>22</text:p>
          </table:table-cell>
          <table:table-cell table:style-name="ce52" table:formula="of:=[.$B$6]+[.C7]" office:value-type="float" office:value="32" calcext:value-type="float">
            <text:p>32</text:p>
          </table:table-cell>
          <table:table-cell table:style-name="ce52" table:formula="of:=[.B7]+[.$C$6]" office:value-type="float" office:value="33" calcext:value-type="float">
            <text:p>33</text:p>
          </table:table-cell>
          <table:table-cell table:style-name="ce58" table:formula="of:=[.B7]*[.$C$13]" office:value-type="float" office:value="35.42" calcext:value-type="float">
            <text:p>35,42</text:p>
          </table:table-cell>
        </table:table-row>
        <table:table-row table:style-name="ro1">
          <table:table-cell/>
          <table:table-cell table:style-name="ce62" office:value-type="float" office:value="79" calcext:value-type="float">
            <text:p>7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[.B8]+[.C8]" office:value-type="float" office:value="150" calcext:value-type="float">
            <text:p>150</text:p>
          </table:table-cell>
          <table:table-cell table:style-name="ce52" table:formula="of:=[.$B$6]+[.$C$6]" office:value-type="float" office:value="22" calcext:value-type="float">
            <text:p>22</text:p>
          </table:table-cell>
          <table:table-cell table:style-name="ce52" table:formula="of:=[.$B$6]+[.C8]" office:value-type="float" office:value="83" calcext:value-type="float">
            <text:p>83</text:p>
          </table:table-cell>
          <table:table-cell table:style-name="ce52" table:formula="of:=[.B8]+[.$C$6]" office:value-type="float" office:value="89" calcext:value-type="float">
            <text:p>89</text:p>
          </table:table-cell>
          <table:table-cell table:style-name="ce58" table:formula="of:=[.B8]*[.$C$13]" office:value-type="float" office:value="121.66" calcext:value-type="float">
            <text:p>121,66</text:p>
          </table:table-cell>
        </table:table-row>
        <table:table-row table:style-name="ro1">
          <table:table-cell/>
          <table:table-cell table:style-name="ce62" office:value-type="float" office:value="36" calcext:value-type="float">
            <text:p>36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formula="of:=[.B9]+[.C9]" office:value-type="float" office:value="60" calcext:value-type="float">
            <text:p>60</text:p>
          </table:table-cell>
          <table:table-cell table:style-name="ce52" table:formula="of:=[.$B$6]+[.$C$6]" office:value-type="float" office:value="22" calcext:value-type="float">
            <text:p>22</text:p>
          </table:table-cell>
          <table:table-cell table:style-name="ce52" table:formula="of:=[.$B$6]+[.C9]" office:value-type="float" office:value="36" calcext:value-type="float">
            <text:p>36</text:p>
          </table:table-cell>
          <table:table-cell table:style-name="ce52" table:formula="of:=[.B9]+[.$C$6]" office:value-type="float" office:value="46" calcext:value-type="float">
            <text:p>46</text:p>
          </table:table-cell>
          <table:table-cell table:style-name="ce58" table:formula="of:=[.B9]*[.$C$13]" office:value-type="float" office:value="55.44" calcext:value-type="float">
            <text:p>55,44</text:p>
          </table:table-cell>
        </table:table-row>
        <table:table-row table:style-name="ro1">
          <table:table-cell/>
          <table:table-cell table:style-name="ce62" office:value-type="float" office:value="14" calcext:value-type="float">
            <text:p>14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[.B10]+[.C10]" office:value-type="float" office:value="20" calcext:value-type="float">
            <text:p>20</text:p>
          </table:table-cell>
          <table:table-cell table:style-name="ce52" table:formula="of:=[.$B$6]+[.$C$6]" office:value-type="float" office:value="22" calcext:value-type="float">
            <text:p>22</text:p>
          </table:table-cell>
          <table:table-cell table:style-name="ce52" table:formula="of:=[.$B$6]+[.C10]" office:value-type="float" office:value="18" calcext:value-type="float">
            <text:p>18</text:p>
          </table:table-cell>
          <table:table-cell table:style-name="ce52" table:formula="of:=[.B10]+[.$C$6]" office:value-type="float" office:value="24" calcext:value-type="float">
            <text:p>24</text:p>
          </table:table-cell>
          <table:table-cell table:style-name="ce58" table:formula="of:=[.B10]*[.$C$13]" office:value-type="float" office:value="21.56" calcext:value-type="float">
            <text:p>21,56</text:p>
          </table:table-cell>
        </table:table-row>
        <table:table-row table:style-name="ro1">
          <table:table-cell/>
          <table:table-cell table:style-name="ce63" office:value-type="float" office:value="47" calcext:value-type="float">
            <text:p>47</text:p>
          </table:table-cell>
          <table:table-cell table:style-name="ce54" office:value-type="float" office:value="39" calcext:value-type="float">
            <text:p>39</text:p>
          </table:table-cell>
          <table:table-cell table:style-name="ce54" table:formula="of:=[.B11]+[.C11]" office:value-type="float" office:value="86" calcext:value-type="float">
            <text:p>86</text:p>
          </table:table-cell>
          <table:table-cell table:style-name="ce54" table:formula="of:=[.$B$6]+[.$C$6]" office:value-type="float" office:value="22" calcext:value-type="float">
            <text:p>22</text:p>
          </table:table-cell>
          <table:table-cell table:style-name="ce54" table:formula="of:=[.$B$6]+[.C11]" office:value-type="float" office:value="51" calcext:value-type="float">
            <text:p>51</text:p>
          </table:table-cell>
          <table:table-cell table:style-name="ce54" table:formula="of:=[.B11]+[.$C$6]" office:value-type="float" office:value="57" calcext:value-type="float">
            <text:p>57</text:p>
          </table:table-cell>
          <table:table-cell table:style-name="ce60" table:formula="of:=[.B11]*[.$C$13]" office:value-type="float" office:value="72.38" calcext:value-type="float">
            <text:p>72,3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 table:number-columns-spanned="2" table:number-rows-spanned="1">
            <text:p>Koeficient</text:p>
          </table:table-cell>
          <table:covered-table-cell table:style-name="ce67"/>
          <table:table-cell table:style-name="ce69" office:value-type="float" office:value="1.54" calcext:value-type="float">
            <text:p>1,54</text:p>
          </table:table-cell>
          <table:table-cell table:number-columns-repeated="5"/>
        </table:table-row>
      </table:table>
      <table:table table:name="Domácí úkol 23.02.2022" table:style-name="ta2">
        <table:table-column table:style-name="co7" table:default-cell-style-name="Default"/>
        <table:table-column table:style-name="co8" table:default-cell-style-name="ce31"/>
        <table:table-column table:style-name="co9" table:default-cell-style-name="Default"/>
        <table:table-column table:style-name="co10" table:default-cell-style-name="ce51"/>
        <table:table-column table:style-name="co11" table:default-cell-style-name="ce41"/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Minimalní počet bodů</text:p>
          </table:table-cell>
          <table:covered-table-cell table:style-name="ce33"/>
          <table:table-cell table:style-name="ce35" office:value-type="float" office:value="50" calcext:value-type="float" table:number-columns-spanned="2" table:number-rows-spanned="1">
            <text:p>50</text:p>
          </table:table-cell>
          <table:covered-table-cell table:style-name="ce38"/>
        </table:table-row>
        <table:table-row table:style-name="ro1">
          <table:table-cell/>
          <table:table-cell table:style-name="ce30" office:value-type="string" calcext:value-type="string">
            <text:p>Příjmení</text:p>
          </table:table-cell>
          <table:table-cell table:style-name="ce34" office:value-type="string" calcext:value-type="string">
            <text:p>Jméno</text:p>
          </table:table-cell>
          <table:table-cell table:style-name="ce36" office:value-type="string" calcext:value-type="string">
            <text:p>Počet bodů</text:p>
          </table:table-cell>
          <table:table-cell table:style-name="ce39" office:value-type="string" calcext:value-type="string">
            <text:p>Výsledek</text:p>
          </table:table-cell>
        </table:table-row>
        <table:table-row table:style-name="ro1">
          <table:table-cell/>
          <table:table-cell office:value-type="string" calcext:value-type="string">
            <text:p>Dvořák</text:p>
          </table:table-cell>
          <table:table-cell office:value-type="string" calcext:value-type="string">
            <text:p>Tomáš</text:p>
          </table:table-cell>
          <table:table-cell table:style-name="ce50" office:value-type="float" office:value="65" calcext:value-type="float">
            <text:p>65</text:p>
          </table:table-cell>
          <table:table-cell table:style-name="ce40" table:formula="of:=IF([.D4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Hniličková</text:p>
          </table:table-cell>
          <table:table-cell office:value-type="string" calcext:value-type="string">
            <text:p>Jana</text:p>
          </table:table-cell>
          <table:table-cell office:value-type="float" office:value="57" calcext:value-type="float">
            <text:p>57</text:p>
          </table:table-cell>
          <table:table-cell table:formula="of:=IF([.D5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Jandová</text:p>
          </table:table-cell>
          <table:table-cell office:value-type="string" calcext:value-type="string">
            <text:p>Markéta</text:p>
          </table:table-cell>
          <table:table-cell office:value-type="float" office:value="45" calcext:value-type="float">
            <text:p>45</text:p>
          </table:table-cell>
          <table:table-cell table:formula="of:=IF([.D6]&gt;=[.$D$2];&quot;Splnil&quot;;&quot;Nesplnil&quot;)" office:value-type="string" office:string-value="Nesplnil" calcext:value-type="string">
            <text:p>Nesplnil</text:p>
          </table:table-cell>
        </table:table-row>
        <table:table-row table:style-name="ro1">
          <table:table-cell/>
          <table:table-cell office:value-type="string" calcext:value-type="string">
            <text:p>Konečný</text:p>
          </table:table-cell>
          <table:table-cell office:value-type="string" calcext:value-type="string">
            <text:p>Roman</text:p>
          </table:table-cell>
          <table:table-cell office:value-type="float" office:value="43" calcext:value-type="float">
            <text:p>43</text:p>
          </table:table-cell>
          <table:table-cell table:formula="of:=IF([.D7]&gt;=[.$D$2];&quot;Splnil&quot;;&quot;Nesplnil&quot;)" office:value-type="string" office:string-value="Nesplnil" calcext:value-type="string">
            <text:p>Nesplnil</text:p>
          </table:table-cell>
        </table:table-row>
        <table:table-row table:style-name="ro1">
          <table:table-cell/>
          <table:table-cell office:value-type="string" calcext:value-type="string">
            <text:p>Kovářová</text:p>
          </table:table-cell>
          <table:table-cell office:value-type="string" calcext:value-type="string">
            <text:p>Marie</text:p>
          </table:table-cell>
          <table:table-cell office:value-type="float" office:value="65" calcext:value-type="float">
            <text:p>65</text:p>
          </table:table-cell>
          <table:table-cell table:formula="of:=IF([.D8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Krajíčková</text:p>
          </table:table-cell>
          <table:table-cell office:value-type="string" calcext:value-type="string">
            <text:p>Radka</text:p>
          </table:table-cell>
          <table:table-cell office:value-type="float" office:value="50" calcext:value-type="float">
            <text:p>50</text:p>
          </table:table-cell>
          <table:table-cell table:formula="of:=IF([.D9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Králová</text:p>
          </table:table-cell>
          <table:table-cell office:value-type="string" calcext:value-type="string">
            <text:p>Lucie</text:p>
          </table:table-cell>
          <table:table-cell office:value-type="float" office:value="47" calcext:value-type="float">
            <text:p>47</text:p>
          </table:table-cell>
          <table:table-cell table:formula="of:=IF([.D10]&gt;=[.$D$2];&quot;Splnil&quot;;&quot;Nesplnil&quot;)" office:value-type="string" office:string-value="Nesplnil" calcext:value-type="string">
            <text:p>Nesplnil</text:p>
          </table:table-cell>
        </table:table-row>
        <table:table-row table:style-name="ro1">
          <table:table-cell/>
          <table:table-cell office:value-type="string" calcext:value-type="string">
            <text:p>Novák</text:p>
          </table:table-cell>
          <table:table-cell office:value-type="string" calcext:value-type="string">
            <text:p>Petr</text:p>
          </table:table-cell>
          <table:table-cell office:value-type="float" office:value="61" calcext:value-type="float">
            <text:p>61</text:p>
          </table:table-cell>
          <table:table-cell table:formula="of:=IF([.D11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office:value-type="string" calcext:value-type="string">
            <text:p>Nováková</text:p>
          </table:table-cell>
          <table:table-cell office:value-type="string" calcext:value-type="string">
            <text:p>Alena</text:p>
          </table:table-cell>
          <table:table-cell table:style-name="ce37" office:value-type="float" office:value="70" calcext:value-type="float">
            <text:p>70</text:p>
          </table:table-cell>
          <table:table-cell table:style-name="ce42" table:formula="of:=IF([.D12]&gt;=[.$D$2];&quot;Splnil&quot;;&quot;Nesplnil&quot;)" office:value-type="string" office:string-value="Splnil" calcext:value-type="string">
            <text:p>Splnil</text:p>
          </table:table-cell>
        </table:table-row>
        <table:table-row table:style-name="ro1">
          <table:table-cell/>
          <table:table-cell table:style-name="ce32" office:value-type="string" calcext:value-type="string" table:number-columns-spanned="3" table:number-rows-spanned="1">
            <text:p>Počet úspěšných uchazečů</text:p>
          </table:table-cell>
          <table:covered-table-cell table:number-columns-repeated="2" table:style-name="ce54"/>
          <table:table-cell table:style-name="ce60" table:formula="of:=COUNTIF([.$E4:.$E12];&quot;Splnil&quot;)" office:value-type="float" office:value="6" calcext:value-type="float">
            <text:p>6</text:p>
          </table:table-cell>
        </table:table-row>
      </table:table>
      <table:table table:name="Evidence" table:style-name="ta1" table:protected="true" table:protection-key="G9N43qCtzQY6lcmO7FiK1M1AD9U=" table:protection-key-digest-algorithm="http://www.w3.org/2000/09/xmldsig#sha1">
        <loext:table-protection loext:insert-columns="true" loext:insert-rows="true" loext:delete-columns="true" loext:delete-rows="true"/>
        <table:table-column table:style-name="co2" table:default-cell-style-name="ce87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ce90"/>
        <table:table-column table:style-name="co14" table:default-cell-style-name="ce90"/>
        <table:table-column table:style-name="co15" table:default-cell-style-name="ce91"/>
        <table:table-row table:style-name="ro1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5" office:value-type="string" calcext:value-type="string" table:number-columns-spanned="1" table:number-rows-spanned="2">
            <text:p>Inventární číslo</text:p>
          </table:table-cell>
          <table:table-cell table:style-name="ce85" office:value-type="string" calcext:value-type="string" table:number-columns-spanned="1" table:number-rows-spanned="2">
            <text:p>Název majetku</text:p>
          </table:table-cell>
          <table:table-cell table:style-name="ce89" office:value-type="string" calcext:value-type="string" table:number-columns-spanned="1" table:number-rows-spanned="2">
            <text:p>Provoz</text:p>
          </table:table-cell>
          <table:table-cell table:style-name="ce89" office:value-type="string" calcext:value-type="string" table:number-columns-spanned="1" table:number-rows-spanned="2">
            <text:p>Středisko</text:p>
          </table:table-cell>
          <table:table-cell table:style-name="ce89" office:value-type="string" calcext:value-type="string" table:number-columns-spanned="1" table:number-rows-spanned="2">
            <text:p>Pořizovací cena</text:p>
          </table:table-cell>
          <table:table-cell table:style-name="ce89" office:value-type="string" calcext:value-type="string" table:number-columns-spanned="1" table:number-rows-spanned="2">
            <text:p>Zůstatková cena</text:p>
          </table:table-cell>
          <table:table-cell table:style-name="ce89" office:value-type="string" calcext:value-type="string" table:number-columns-spanned="1" table:number-rows-spanned="2">
            <text:p>Datum zařazení</text:p>
          </table:table-cell>
        </table:table-row>
        <table:table-row table:style-name="ro1">
          <table:covered-table-cell table:number-columns-repeated="7" table:style-name="ce86"/>
        </table:table-row>
        <table:table-row table:style-name="ro1">
          <table:table-cell office:value-type="string" calcext:value-type="string">
            <text:p>03754</text:p>
          </table:table-cell>
          <table:table-cell office:value-type="string" calcext:value-type="string">
            <text:p>Mikrobus Renau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492800" calcext:value-type="currency">
            <text:p>492 8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2-16" calcext:value-type="date">
            <text:p>16.02.1997</text:p>
          </table:table-cell>
        </table:table-row>
        <table:table-row table:style-name="ro1">
          <table:table-cell office:value-type="string" calcext:value-type="string">
            <text:p>03768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63944" calcext:value-type="currency">
            <text:p>63 944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3-23" calcext:value-type="date">
            <text:p>23.03.1997</text:p>
          </table:table-cell>
        </table:table-row>
        <table:table-row table:style-name="ro1">
          <table:table-cell office:value-type="string" calcext:value-type="string">
            <text:p>03666</text:p>
          </table:table-cell>
          <table:table-cell office:value-type="string" calcext:value-type="string">
            <text:p>Kopírovací stro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33360" calcext:value-type="currency">
            <text:p>33 36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5-11" calcext:value-type="date">
            <text:p>11.05.1998</text:p>
          </table:table-cell>
        </table:table-row>
        <table:table-row table:style-name="ro1">
          <table:table-cell office:value-type="string" calcext:value-type="string">
            <text:p>04207</text:p>
          </table:table-cell>
          <table:table-cell office:value-type="string" calcext:value-type="string">
            <text:p>Avia valni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794245" calcext:value-type="currency">
            <text:p>794 245,00 Kč</text:p>
          </table:table-cell>
          <table:table-cell office:value-type="currency" office:currency="CZK" office:value="463309.58" calcext:value-type="currency">
            <text:p>463 309,58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3769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54612" calcext:value-type="currency">
            <text:p>54 612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128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242</text:p>
          </table:table-cell>
          <table:table-cell office:value-type="string" calcext:value-type="string">
            <text:p>Trafost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14700" calcext:value-type="currency">
            <text:p>14 700,00 Kč</text:p>
          </table:table-cell>
          <table:table-cell office:value-type="currency" office:currency="CZK" office:value="126583.33" calcext:value-type="currency">
            <text:p>126 583,33 Kč</text:p>
          </table:table-cell>
          <table:table-cell office:value-type="date" office:date-value="1999-06-10" calcext:value-type="date">
            <text:p>10.06.1999</text:p>
          </table:table-cell>
        </table:table-row>
        <table:table-row table:style-name="ro1">
          <table:table-cell office:value-type="string" calcext:value-type="string">
            <text:p>03879</text:p>
          </table:table-cell>
          <table:table-cell office:value-type="string" calcext:value-type="string">
            <text:p>Nastřelovací pisto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17089" calcext:value-type="currency">
            <text:p>17 089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06-14" calcext:value-type="date">
            <text:p>14.06.1999</text:p>
          </table:table-cell>
        </table:table-row>
        <table:table-row table:style-name="ro1">
          <table:table-cell office:value-type="string" calcext:value-type="string">
            <text:p>04233</text:p>
          </table:table-cell>
          <table:table-cell office:value-type="string" calcext:value-type="string">
            <text:p>Kopresor pojízdný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53782" calcext:value-type="currency">
            <text:p>53 782,00 Kč</text:p>
          </table:table-cell>
          <table:table-cell office:value-type="currency" office:currency="CZK" office:value="43025.6" calcext:value-type="currency">
            <text:p>43 025,60 Kč</text:p>
          </table:table-cell>
          <table:table-cell office:value-type="date" office:date-value="1999-09-08" calcext:value-type="date">
            <text:p>08.09.1999</text:p>
          </table:table-cell>
        </table:table-row>
        <table:table-row table:style-name="ro1">
          <table:table-cell office:value-type="string" calcext:value-type="string">
            <text:p>03937</text:p>
          </table:table-cell>
          <table:table-cell office:value-type="string" calcext:value-type="string">
            <text:p>Automobil Renaul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currency" office:currency="CZK" office:value="380000" calcext:value-type="currency">
            <text:p>380 000,00 Kč</text:p>
          </table:table-cell>
          <table:table-cell office:value-type="currency" office:currency="CZK" office:value="98958.33" calcext:value-type="currency">
            <text:p>98 958,33 Kč</text:p>
          </table:table-cell>
          <table:table-cell office:value-type="date" office:date-value="1999-10-01" calcext:value-type="date">
            <text:p>01.10.1999</text:p>
          </table:table-cell>
        </table:table-row>
        <table:table-row table:style-name="ro1">
          <table:table-cell office:value-type="string" calcext:value-type="string">
            <text:p>04124</text:p>
          </table:table-cell>
          <table:table-cell office:value-type="string" calcext:value-type="string">
            <text:p>Mobilní telefon Nok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54740" calcext:value-type="currency">
            <text:p>54 74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1-29" calcext:value-type="date">
            <text:p>29.11.1999</text:p>
          </table:table-cell>
        </table:table-row>
        <table:table-row table:style-name="ro1">
          <table:table-cell office:value-type="string" calcext:value-type="string">
            <text:p>04035</text:p>
          </table:table-cell>
          <table:table-cell office:value-type="string" calcext:value-type="string">
            <text:p>Čistící zařízen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0</text:p>
          </table:table-cell>
          <table:table-cell office:value-type="currency" office:currency="CZK" office:value="22128" calcext:value-type="currency">
            <text:p>22 128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12" calcext:value-type="date">
            <text:p>12.12.1999</text:p>
          </table:table-cell>
        </table:table-row>
        <table:table-row table:style-name="ro1">
          <table:table-cell office:value-type="string" calcext:value-type="string">
            <text:p>0412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31" calcext:value-type="date">
            <text:p>31.12.1999</text:p>
          </table:table-cell>
        </table:table-row>
        <table:table-row table:style-name="ro1">
          <table:table-cell office:value-type="string" calcext:value-type="string">
            <text:p>04187</text:p>
          </table:table-cell>
          <table:table-cell office:value-type="string" calcext:value-type="string">
            <text:p>Vysokozdvižný vozí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628300" calcext:value-type="currency">
            <text:p>628 300,00 Kč</text:p>
          </table:table-cell>
          <table:table-cell office:value-type="currency" office:currency="CZK" office:value="348873.96" calcext:value-type="currency">
            <text:p>348 873,96 Kč</text:p>
          </table:table-cell>
          <table:table-cell office:value-type="date" office:date-value="2000-06-28" calcext:value-type="date">
            <text:p>28.06.2000</text:p>
          </table:table-cell>
        </table:table-row>
        <table:table-row table:style-name="ro1">
          <table:table-cell office:value-type="string" calcext:value-type="string">
            <text:p>04006</text:p>
          </table:table-cell>
          <table:table-cell office:value-type="string" calcext:value-type="string">
            <text:p>Jeřáb portálový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0</text:p>
          </table:table-cell>
          <table:table-cell office:value-type="currency" office:currency="CZK" office:value="16500" calcext:value-type="currency">
            <text:p>16 500,00 Kč</text:p>
          </table:table-cell>
          <table:table-cell office:value-type="currency" office:currency="CZK" office:value="58437.5" calcext:value-type="currency">
            <text:p>58 437,50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4201</text:p>
          </table:table-cell>
          <table:table-cell office:value-type="string" calcext:value-type="string">
            <text:p>Stolova pi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36890" calcext:value-type="currency">
            <text:p>36 890,00 Kč</text:p>
          </table:table-cell>
          <table:table-cell office:value-type="currency" office:currency="CZK" office:value="5379.79" calcext:value-type="currency">
            <text:p>5 379,79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3777</text:p>
          </table:table-cell>
          <table:table-cell office:value-type="string" calcext:value-type="string">
            <text:p>Lešení Hak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43038" calcext:value-type="currency">
            <text:p>43 038,00 Kč</text:p>
          </table:table-cell>
          <table:table-cell office:value-type="currency" office:currency="CZK" office:value="3138.19" calcext:value-type="currency">
            <text:p>3 138,19 Kč</text:p>
          </table:table-cell>
          <table:table-cell office:value-type="date" office:date-value="2022-11-29" calcext:value-type="date">
            <text:p>29.11.2022</text:p>
          </table:table-cell>
        </table:table-row>
        <table:table-row table:style-name="ro1">
          <table:table-cell office:value-type="string" calcext:value-type="string">
            <text:p>03959</text:p>
          </table:table-cell>
          <table:table-cell office:value-type="string" calcext:value-type="string">
            <text:p>Svářečk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20445" calcext:value-type="currency">
            <text:p>20 445,00 Kč</text:p>
          </table:table-cell>
          <table:table-cell office:value-type="currency" office:currency="CZK" office:value="5324.21" calcext:value-type="currency">
            <text:p>5 324,21 Kč</text:p>
          </table:table-cell>
          <table:table-cell office:value-type="date" office:date-value="2003-10-30" calcext:value-type="date">
            <text:p>30.10.2003</text:p>
          </table:table-cell>
        </table:table-row>
        <table:table-row table:style-name="ro1" table:number-rows-repeated="4">
          <table:table-cell table:style-name="ce88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8"/>
          <table:table-cell table:number-columns-repeated="3"/>
          <table:table-cell table:style-name="Default" table:number-columns-repeated="3"/>
        </table:table-row>
      </table:table>
      <table:table table:name="Evidence_2" table:style-name="ta1">
        <table:table-column table:style-name="co2" table:default-cell-style-name="ce87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ce90"/>
        <table:table-column table:style-name="co14" table:default-cell-style-name="ce90"/>
        <table:table-column table:style-name="co15" table:default-cell-style-name="ce91"/>
        <table:table-row table:style-name="ro1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3">
          <table:table-cell table:style-name="ce85" office:value-type="string" calcext:value-type="string">
            <text:p>Inventární číslo</text:p>
          </table:table-cell>
          <table:table-cell table:style-name="ce85" office:value-type="string" calcext:value-type="string">
            <text:p>Název majetku</text:p>
          </table:table-cell>
          <table:table-cell table:style-name="ce89" office:value-type="string" calcext:value-type="string">
            <text:p>Provoz</text:p>
          </table:table-cell>
          <table:table-cell table:style-name="ce89" office:value-type="string" calcext:value-type="string">
            <text:p>Středisko</text:p>
          </table:table-cell>
          <table:table-cell table:style-name="ce89" office:value-type="string" calcext:value-type="string">
            <text:p>Pořizovací cena</text:p>
          </table:table-cell>
          <table:table-cell table:style-name="ce89" office:value-type="string" calcext:value-type="string">
            <text:p>Zůstatková cena</text:p>
          </table:table-cell>
          <table:table-cell table:style-name="ce89" office:value-type="string" calcext:value-type="string">
            <text:p>Datum zařazení</text:p>
          </table:table-cell>
        </table:table-row>
        <table:table-row table:style-name="ro1">
          <table:table-cell office:value-type="string" calcext:value-type="string">
            <text:p>03754</text:p>
          </table:table-cell>
          <table:table-cell office:value-type="string" calcext:value-type="string">
            <text:p>Mikrobus Renau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492800" calcext:value-type="currency">
            <text:p>492 8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2-16" calcext:value-type="date">
            <text:p>16.02.1997</text:p>
          </table:table-cell>
        </table:table-row>
        <table:table-row table:style-name="ro1">
          <table:table-cell office:value-type="string" calcext:value-type="string">
            <text:p>03768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currency" office:currency="CZK" office:value="63944" calcext:value-type="currency">
            <text:p>63 944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3-23" calcext:value-type="date">
            <text:p>23.03.1997</text:p>
          </table:table-cell>
        </table:table-row>
        <table:table-row table:style-name="ro1">
          <table:table-cell office:value-type="string" calcext:value-type="string">
            <text:p>03666</text:p>
          </table:table-cell>
          <table:table-cell office:value-type="string" calcext:value-type="string">
            <text:p>Kopírovací stro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33360" calcext:value-type="currency">
            <text:p>33 36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5-11" calcext:value-type="date">
            <text:p>11.05.1998</text:p>
          </table:table-cell>
        </table:table-row>
        <table:table-row table:style-name="ro1">
          <table:table-cell office:value-type="string" calcext:value-type="string">
            <text:p>03769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currency" office:currency="CZK" office:value="54612" calcext:value-type="currency">
            <text:p>54 612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3879</text:p>
          </table:table-cell>
          <table:table-cell office:value-type="string" calcext:value-type="string">
            <text:p>Nastřelovací pisto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17089" calcext:value-type="currency">
            <text:p>17 089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06-14" calcext:value-type="date">
            <text:p>14.06.1999</text:p>
          </table:table-cell>
        </table:table-row>
        <table:table-row table:style-name="ro1">
          <table:table-cell office:value-type="string" calcext:value-type="string">
            <text:p>04233</text:p>
          </table:table-cell>
          <table:table-cell office:value-type="string" calcext:value-type="string">
            <text:p>Kopresor pojízdný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currency" office:currency="CZK" office:value="53782" calcext:value-type="currency">
            <text:p>53 782,00 Kč</text:p>
          </table:table-cell>
          <table:table-cell office:value-type="currency" office:currency="CZK" office:value="43025.6" calcext:value-type="currency">
            <text:p>43 025,60 Kč</text:p>
          </table:table-cell>
          <table:table-cell office:value-type="date" office:date-value="1999-09-08" calcext:value-type="date">
            <text:p>08.09.1999</text:p>
          </table:table-cell>
        </table:table-row>
        <table:table-row table:style-name="ro1">
          <table:table-cell office:value-type="string" calcext:value-type="string">
            <text:p>03937</text:p>
          </table:table-cell>
          <table:table-cell office:value-type="string" calcext:value-type="string">
            <text:p>Automobil Renaul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currency" office:currency="CZK" office:value="380000" calcext:value-type="currency">
            <text:p>380 000,00 Kč</text:p>
          </table:table-cell>
          <table:table-cell office:value-type="currency" office:currency="CZK" office:value="98958.33" calcext:value-type="currency">
            <text:p>98 958,33 Kč</text:p>
          </table:table-cell>
          <table:table-cell office:value-type="date" office:date-value="1999-10-01" calcext:value-type="date">
            <text:p>01.10.1999</text:p>
          </table:table-cell>
        </table:table-row>
        <table:table-row table:style-name="ro1">
          <table:table-cell office:value-type="string" calcext:value-type="string">
            <text:p>04124</text:p>
          </table:table-cell>
          <table:table-cell office:value-type="string" calcext:value-type="string">
            <text:p>Mobilní telefon Nok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54740" calcext:value-type="currency">
            <text:p>54 74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1-29" calcext:value-type="date">
            <text:p>29.11.1999</text:p>
          </table:table-cell>
        </table:table-row>
        <table:table-row table:style-name="ro1">
          <table:table-cell office:value-type="string" calcext:value-type="string">
            <text:p>0412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31" calcext:value-type="date">
            <text:p>31.12.1999</text:p>
          </table:table-cell>
        </table:table-row>
        <table:table-row table:style-name="ro1">
          <table:table-cell office:value-type="string" calcext:value-type="string">
            <text:p>04006</text:p>
          </table:table-cell>
          <table:table-cell office:value-type="string" calcext:value-type="string">
            <text:p>Jeřáb portálový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0</text:p>
          </table:table-cell>
          <table:table-cell office:value-type="currency" office:currency="CZK" office:value="16500" calcext:value-type="currency">
            <text:p>16 500,00 Kč</text:p>
          </table:table-cell>
          <table:table-cell office:value-type="currency" office:currency="CZK" office:value="58437.5" calcext:value-type="currency">
            <text:p>58 437,50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>
          <table:table-cell office:value-type="string" calcext:value-type="string">
            <text:p>03777</text:p>
          </table:table-cell>
          <table:table-cell office:value-type="string" calcext:value-type="string">
            <text:p>Lešení Hak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43038" calcext:value-type="currency">
            <text:p>43 038,00 Kč</text:p>
          </table:table-cell>
          <table:table-cell office:value-type="currency" office:currency="CZK" office:value="3138.19" calcext:value-type="currency">
            <text:p>3 138,19 Kč</text:p>
          </table:table-cell>
          <table:table-cell office:value-type="date" office:date-value="2022-11-29" calcext:value-type="date">
            <text:p>29.11.2022</text:p>
          </table:table-cell>
        </table:table-row>
        <table:table-row table:style-name="ro1">
          <table:table-cell office:value-type="string" calcext:value-type="string">
            <text:p>03959</text:p>
          </table:table-cell>
          <table:table-cell office:value-type="string" calcext:value-type="string">
            <text:p>Svářečk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currency" office:currency="CZK" office:value="20445" calcext:value-type="currency">
            <text:p>20 445,00 Kč</text:p>
          </table:table-cell>
          <table:table-cell office:value-type="currency" office:currency="CZK" office:value="5324.21" calcext:value-type="currency">
            <text:p>5 324,21 Kč</text:p>
          </table:table-cell>
          <table:table-cell office:value-type="date" office:date-value="2003-10-30" calcext:value-type="date">
            <text:p>30.10.2003</text:p>
          </table:table-cell>
        </table:table-row>
        <table:table-row table:style-name="ro1">
          <table:table-cell office:value-type="string" calcext:value-type="string">
            <text:p>04128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1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207</text:p>
          </table:table-cell>
          <table:table-cell office:value-type="string" calcext:value-type="string">
            <text:p>Avia valni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794245" calcext:value-type="currency">
            <text:p>794 245,00 Kč</text:p>
          </table:table-cell>
          <table:table-cell office:value-type="currency" office:currency="CZK" office:value="463309.58" calcext:value-type="currency">
            <text:p>463 309,58 Kč</text:p>
          </table:table-cell>
          <table:table-cell office:value-type="date" office:date-value="1998-07-01" calcext:value-type="date">
            <text:p>01.07.1998</text:p>
          </table:table-cell>
        </table:table-row>
        <table:table-row table:style-name="ro1">
          <table:table-cell office:value-type="string" calcext:value-type="string">
            <text:p>04242</text:p>
          </table:table-cell>
          <table:table-cell office:value-type="string" calcext:value-type="string">
            <text:p>Trafost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0</text:p>
          </table:table-cell>
          <table:table-cell office:value-type="currency" office:currency="CZK" office:value="14700" calcext:value-type="currency">
            <text:p>14 700,00 Kč</text:p>
          </table:table-cell>
          <table:table-cell office:value-type="currency" office:currency="CZK" office:value="126583.33" calcext:value-type="currency">
            <text:p>126 583,33 Kč</text:p>
          </table:table-cell>
          <table:table-cell office:value-type="date" office:date-value="1999-06-10" calcext:value-type="date">
            <text:p>10.06.1999</text:p>
          </table:table-cell>
        </table:table-row>
        <table:table-row table:style-name="ro1">
          <table:table-cell office:value-type="string" calcext:value-type="string">
            <text:p>04035</text:p>
          </table:table-cell>
          <table:table-cell office:value-type="string" calcext:value-type="string">
            <text:p>Čistící zařízen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0</text:p>
          </table:table-cell>
          <table:table-cell office:value-type="currency" office:currency="CZK" office:value="22128" calcext:value-type="currency">
            <text:p>22 128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12" calcext:value-type="date">
            <text:p>12.12.1999</text:p>
          </table:table-cell>
        </table:table-row>
        <table:table-row table:style-name="ro1">
          <table:table-cell office:value-type="string" calcext:value-type="string">
            <text:p>04187</text:p>
          </table:table-cell>
          <table:table-cell office:value-type="string" calcext:value-type="string">
            <text:p>Vysokozdvižný vozí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628300" calcext:value-type="currency">
            <text:p>628 300,00 Kč</text:p>
          </table:table-cell>
          <table:table-cell office:value-type="currency" office:currency="CZK" office:value="348873.96" calcext:value-type="currency">
            <text:p>348 873,96 Kč</text:p>
          </table:table-cell>
          <table:table-cell office:value-type="date" office:date-value="2000-06-28" calcext:value-type="date">
            <text:p>28.06.2000</text:p>
          </table:table-cell>
        </table:table-row>
        <table:table-row table:style-name="ro1">
          <table:table-cell office:value-type="string" calcext:value-type="string">
            <text:p>04201</text:p>
          </table:table-cell>
          <table:table-cell office:value-type="string" calcext:value-type="string">
            <text:p>Stolova pi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0</text:p>
          </table:table-cell>
          <table:table-cell office:value-type="currency" office:currency="CZK" office:value="36890" calcext:value-type="currency">
            <text:p>36 890,00 Kč</text:p>
          </table:table-cell>
          <table:table-cell office:value-type="currency" office:currency="CZK" office:value="5379.79" calcext:value-type="currency">
            <text:p>5 379,79 Kč</text:p>
          </table:table-cell>
          <table:table-cell office:value-type="date" office:date-value="2001-08-28" calcext:value-type="date">
            <text:p>28.08.2001</text:p>
          </table:table-cell>
        </table:table-row>
        <table:table-row table:style-name="ro1" table:number-rows-repeated="4">
          <table:table-cell table:style-name="ce88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8"/>
          <table:table-cell table:number-columns-repeated="3"/>
          <table:table-cell table:style-name="Default" table:number-columns-repeated="3"/>
        </table:table-row>
      </table:table>
      <table:table table:name="Pivot Table_Pivot Table_Evidence_2_1_1" table:style-name="ta1">
        <table:table-column table:style-name="co2" table:default-cell-style-name="ce96"/>
        <table:table-column table:style-name="co16" table:default-cell-style-name="ce100"/>
        <table:table-column table:style-name="co17" table:number-columns-repeated="2" table:default-cell-style-name="ce102"/>
        <table:table-column table:style-name="co18" table:default-cell-style-name="ce104"/>
        <table:table-column table:style-name="co14" table:default-cell-style-name="ce104"/>
        <table:table-column table:style-name="co15" table:default-cell-style-name="ce107"/>
        <table:table-column table:style-name="co19" table:default-cell-style-name="ce111"/>
        <table:table-column table:style-name="co20" table:default-cell-style-name="ce115"/>
        <table:table-row table:style-name="ro1">
          <table:table-cell table:style-name="ce92"/>
          <table:table-cell table:style-name="ce98" table:number-columns-repeated="5"/>
          <table:table-cell table:style-name="ce106"/>
          <table:table-cell table:style-name="ce109" office:value-type="string" calcext:value-type="string">
            <text:p>Data</text:p>
          </table:table-cell>
          <table:table-cell table:style-name="ce113"/>
        </table:table-row>
        <table:table-row table:style-name="ro1">
          <table:table-cell table:style-name="ce93" office:value-type="string" calcext:value-type="string">
            <text:p>Provoz</text:p>
          </table:table-cell>
          <table:table-cell table:style-name="ce99" office:value-type="string" calcext:value-type="string">
            <text:p>Středisko</text:p>
          </table:table-cell>
          <table:table-cell table:style-name="ce99" office:value-type="string" calcext:value-type="string">
            <text:p>Inventární číslo</text:p>
          </table:table-cell>
          <table:table-cell table:style-name="ce99" office:value-type="string" calcext:value-type="string">
            <text:p>Název majetku</text:p>
          </table:table-cell>
          <table:table-cell table:style-name="ce99" office:value-type="string" calcext:value-type="string">
            <text:p>Pořizovací cena</text:p>
          </table:table-cell>
          <table:table-cell table:style-name="ce99" office:value-type="string" calcext:value-type="string">
            <text:p>Zůstatková cena</text:p>
          </table:table-cell>
          <table:table-cell table:style-name="ce99" office:value-type="string" calcext:value-type="string">
            <text:p>Datum zařazení</text:p>
          </table:table-cell>
          <table:table-cell table:style-name="ce110" office:value-type="string" calcext:value-type="string">
            <text:p>Sum - Pořizovací cena</text:p>
          </table:table-cell>
          <table:table-cell table:style-name="ce114" office:value-type="string" calcext:value-type="string">
            <text:p>Sum - Zůstatková cena</text:p>
          </table:table-cell>
        </table:table-row>
        <table:table-row table:style-name="ro1">
          <table:table-cell table:style-name="ce94" office:value-type="string" calcext:value-type="string">
            <text:p>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03754</text:p>
          </table:table-cell>
          <table:table-cell office:value-type="string" calcext:value-type="string">
            <text:p>Mikrobus Renault</text:p>
          </table:table-cell>
          <table:table-cell office:value-type="currency" office:currency="CZK" office:value="492800" calcext:value-type="currency">
            <text:p>492 8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2-16" calcext:value-type="date">
            <text:p>16.02.1997</text:p>
          </table:table-cell>
          <table:table-cell office:value-type="currency" office:currency="CZK" office:value="492800" calcext:value-type="currency">
            <text:p>492 800,00 Kč</text:p>
          </table:table-cell>
          <table:table-cell office:value-type="currency" office:currency="CZK" office:value="0" calcext:value-type="currency">
            <text:p>0,00 Kč</text:p>
          </table:table-cell>
        </table:table-row>
        <table:table-row table:style-name="ro1">
          <table:table-cell table:style-name="ce95"/>
          <table:table-cell table:style-name="ce101"/>
          <table:table-cell office:value-type="string" calcext:value-type="string">
            <text:p>03768</text:p>
          </table:table-cell>
          <table:table-cell office:value-type="string" calcext:value-type="string">
            <text:p>Notebook</text:p>
          </table:table-cell>
          <table:table-cell office:value-type="currency" office:currency="CZK" office:value="63944" calcext:value-type="currency">
            <text:p>63 944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7-03-23" calcext:value-type="date">
            <text:p>23.03.1997</text:p>
          </table:table-cell>
          <table:table-cell office:value-type="currency" office:currency="CZK" office:value="63944" calcext:value-type="currency">
            <text:p>63 944,00 Kč</text:p>
          </table:table-cell>
          <table:table-cell office:value-type="currency" office:currency="CZK" office:value="0" calcext:value-type="currency">
            <text:p>0,00 Kč</text:p>
          </table:table-cell>
        </table:table-row>
        <table:table-row table:style-name="ro1">
          <table:table-cell table:style-name="ce94" office:value-type="string" calcext:value-type="string">
            <text:p>B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03666</text:p>
          </table:table-cell>
          <table:table-cell office:value-type="string" calcext:value-type="string">
            <text:p>Kopírovací stroj</text:p>
          </table:table-cell>
          <table:table-cell office:value-type="currency" office:currency="CZK" office:value="33360" calcext:value-type="currency">
            <text:p>33 36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5-11" calcext:value-type="date">
            <text:p>11.05.1998</text:p>
          </table:table-cell>
          <table:table-cell office:value-type="currency" office:currency="CZK" office:value="33360" calcext:value-type="currency">
            <text:p>33 360,00 Kč</text:p>
          </table:table-cell>
          <table:table-cell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table:style-name="ce101"/>
          <table:table-cell office:value-type="string" calcext:value-type="string">
            <text:p>03769</text:p>
          </table:table-cell>
          <table:table-cell office:value-type="string" calcext:value-type="string">
            <text:p>Notebook</text:p>
          </table:table-cell>
          <table:table-cell office:value-type="currency" office:currency="CZK" office:value="54612" calcext:value-type="currency">
            <text:p>54 612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  <table:table-cell office:value-type="currency" office:currency="CZK" office:value="54612" calcext:value-type="currency">
            <text:p>54 612,00 Kč</text:p>
          </table:table-cell>
          <table:table-cell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string" calcext:value-type="string">
            <text:p>B10</text:p>
          </table:table-cell>
          <table:table-cell office:value-type="string" calcext:value-type="string">
            <text:p>03879</text:p>
          </table:table-cell>
          <table:table-cell office:value-type="string" calcext:value-type="string">
            <text:p>Nastřelovací pistole</text:p>
          </table:table-cell>
          <table:table-cell office:value-type="currency" office:currency="CZK" office:value="17089" calcext:value-type="currency">
            <text:p>17 089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06-14" calcext:value-type="date">
            <text:p>14.06.1999</text:p>
          </table:table-cell>
          <table:table-cell office:value-type="currency" office:currency="CZK" office:value="17089" calcext:value-type="currency">
            <text:p>17 089,00 Kč</text:p>
          </table:table-cell>
          <table:table-cell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table:style-name="ce101"/>
          <table:table-cell office:value-type="string" calcext:value-type="string">
            <text:p>04233</text:p>
          </table:table-cell>
          <table:table-cell office:value-type="string" calcext:value-type="string">
            <text:p>Kopresor pojízdný</text:p>
          </table:table-cell>
          <table:table-cell office:value-type="currency" office:currency="CZK" office:value="53782" calcext:value-type="currency">
            <text:p>53 782,00 Kč</text:p>
          </table:table-cell>
          <table:table-cell office:value-type="currency" office:currency="CZK" office:value="43025.6" calcext:value-type="currency">
            <text:p>43 025,60 Kč</text:p>
          </table:table-cell>
          <table:table-cell office:value-type="date" office:date-value="1999-09-08" calcext:value-type="date">
            <text:p>08.09.1999</text:p>
          </table:table-cell>
          <table:table-cell office:value-type="currency" office:currency="CZK" office:value="53782" calcext:value-type="currency">
            <text:p>53 782,00 Kč</text:p>
          </table:table-cell>
          <table:table-cell office:value-type="currency" office:currency="CZK" office:value="43025.6" calcext:value-type="currency">
            <text:p>43 025,60 Kč</text:p>
          </table:table-cell>
        </table:table-row>
        <table:table-row table:style-name="ro1">
          <table:table-cell table:style-name="ce95"/>
          <table:table-cell table:style-name="ce102" office:value-type="string" calcext:value-type="string">
            <text:p>B40</text:p>
          </table:table-cell>
          <table:table-cell office:value-type="string" calcext:value-type="string">
            <text:p>03937</text:p>
          </table:table-cell>
          <table:table-cell office:value-type="string" calcext:value-type="string">
            <text:p>Automobil Renault</text:p>
          </table:table-cell>
          <table:table-cell office:value-type="currency" office:currency="CZK" office:value="380000" calcext:value-type="currency">
            <text:p>380 000,00 Kč</text:p>
          </table:table-cell>
          <table:table-cell office:value-type="currency" office:currency="CZK" office:value="98958.33" calcext:value-type="currency">
            <text:p>98 958,33 Kč</text:p>
          </table:table-cell>
          <table:table-cell office:value-type="date" office:date-value="1999-10-01" calcext:value-type="date">
            <text:p>01.10.1999</text:p>
          </table:table-cell>
          <table:table-cell office:value-type="currency" office:currency="CZK" office:value="380000" calcext:value-type="currency">
            <text:p>380 000,00 Kč</text:p>
          </table:table-cell>
          <table:table-cell office:value-type="currency" office:currency="CZK" office:value="98958.33" calcext:value-type="currency">
            <text:p>98 958,33 Kč</text:p>
          </table:table-cell>
        </table:table-row>
        <table:table-row table:style-name="ro1">
          <table:table-cell table:style-name="ce94" office:value-type="string" calcext:value-type="string">
            <text:p>C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04124</text:p>
          </table:table-cell>
          <table:table-cell office:value-type="string" calcext:value-type="string">
            <text:p>Mobilní telefon Nokia</text:p>
          </table:table-cell>
          <table:table-cell office:value-type="currency" office:currency="CZK" office:value="54740" calcext:value-type="currency">
            <text:p>54 74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1-29" calcext:value-type="date">
            <text:p>29.11.1999</text:p>
          </table:table-cell>
          <table:table-cell office:value-type="currency" office:currency="CZK" office:value="54740" calcext:value-type="currency">
            <text:p>54 740,00 Kč</text:p>
          </table:table-cell>
          <table:table-cell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table:style-name="ce101"/>
          <table:table-cell office:value-type="string" calcext:value-type="string">
            <text:p>04127</text:p>
          </table:table-cell>
          <table:table-cell office:value-type="string" calcext:value-type="string">
            <text:p>Monitor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31" calcext:value-type="date">
            <text:p>31.12.1999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table:style-name="ce102" office:value-type="string" calcext:value-type="string">
            <text:p>C20</text:p>
          </table:table-cell>
          <table:table-cell office:value-type="string" calcext:value-type="string">
            <text:p>04006</text:p>
          </table:table-cell>
          <table:table-cell office:value-type="string" calcext:value-type="string">
            <text:p>Jeřáb portálový</text:p>
          </table:table-cell>
          <table:table-cell office:value-type="currency" office:currency="CZK" office:value="16500" calcext:value-type="currency">
            <text:p>16 500,00 Kč</text:p>
          </table:table-cell>
          <table:table-cell office:value-type="currency" office:currency="CZK" office:value="58437.5" calcext:value-type="currency">
            <text:p>58 437,50 Kč</text:p>
          </table:table-cell>
          <table:table-cell office:value-type="date" office:date-value="2001-08-28" calcext:value-type="date">
            <text:p>28.08.2001</text:p>
          </table:table-cell>
          <table:table-cell office:value-type="currency" office:currency="CZK" office:value="16500" calcext:value-type="currency">
            <text:p>16 500,00 Kč</text:p>
          </table:table-cell>
          <table:table-cell office:value-type="currency" office:currency="CZK" office:value="58437.5" calcext:value-type="currency">
            <text:p>58 437,50 Kč</text:p>
          </table:table-cell>
        </table:table-row>
        <table:table-row table:style-name="ro1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03777</text:p>
          </table:table-cell>
          <table:table-cell office:value-type="string" calcext:value-type="string">
            <text:p>Lešení Haki</text:p>
          </table:table-cell>
          <table:table-cell office:value-type="currency" office:currency="CZK" office:value="43038" calcext:value-type="currency">
            <text:p>43 038,00 Kč</text:p>
          </table:table-cell>
          <table:table-cell office:value-type="currency" office:currency="CZK" office:value="3138.19" calcext:value-type="currency">
            <text:p>3 138,19 Kč</text:p>
          </table:table-cell>
          <table:table-cell office:value-type="date" office:date-value="2022-11-29" calcext:value-type="date">
            <text:p>29.11.2022</text:p>
          </table:table-cell>
          <table:table-cell office:value-type="currency" office:currency="CZK" office:value="43038" calcext:value-type="currency">
            <text:p>43 038,00 Kč</text:p>
          </table:table-cell>
          <table:table-cell office:value-type="currency" office:currency="CZK" office:value="3138.19" calcext:value-type="currency">
            <text:p>3 138,19 Kč</text:p>
          </table:table-cell>
        </table:table-row>
        <table:table-row table:style-name="ro1">
          <table:table-cell table:style-name="ce95"/>
          <table:table-cell table:style-name="ce101"/>
          <table:table-cell office:value-type="string" calcext:value-type="string">
            <text:p>03959</text:p>
          </table:table-cell>
          <table:table-cell office:value-type="string" calcext:value-type="string">
            <text:p>Svářečka</text:p>
          </table:table-cell>
          <table:table-cell office:value-type="currency" office:currency="CZK" office:value="20445" calcext:value-type="currency">
            <text:p>20 445,00 Kč</text:p>
          </table:table-cell>
          <table:table-cell office:value-type="currency" office:currency="CZK" office:value="5324.21" calcext:value-type="currency">
            <text:p>5 324,21 Kč</text:p>
          </table:table-cell>
          <table:table-cell office:value-type="date" office:date-value="2003-10-30" calcext:value-type="date">
            <text:p>30.10.2003</text:p>
          </table:table-cell>
          <table:table-cell office:value-type="currency" office:currency="CZK" office:value="20445" calcext:value-type="currency">
            <text:p>20 445,00 Kč</text:p>
          </table:table-cell>
          <table:table-cell office:value-type="currency" office:currency="CZK" office:value="5324.21" calcext:value-type="currency">
            <text:p>5 324,21 Kč</text:p>
          </table:table-cell>
        </table:table-row>
        <table:table-row table:style-name="ro1">
          <table:table-cell table:style-name="ce94" office:value-type="string" calcext:value-type="string">
            <text:p>D</text:p>
          </table:table-cell>
          <table:table-cell table:style-name="ce102" office:value-type="string" calcext:value-type="string">
            <text:p>D01</text:p>
          </table:table-cell>
          <table:table-cell office:value-type="string" calcext:value-type="string">
            <text:p>04128</text:p>
          </table:table-cell>
          <table:table-cell office:value-type="string" calcext:value-type="string">
            <text:p>Monitor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8-07-01" calcext:value-type="date">
            <text:p>01.07.1998</text:p>
          </table:table-cell>
          <table:table-cell office:value-type="currency" office:currency="CZK" office:value="17500" calcext:value-type="currency">
            <text:p>17 500,00 Kč</text:p>
          </table:table-cell>
          <table:table-cell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04207</text:p>
          </table:table-cell>
          <table:table-cell office:value-type="string" calcext:value-type="string">
            <text:p>Avia valnik</text:p>
          </table:table-cell>
          <table:table-cell office:value-type="currency" office:currency="CZK" office:value="794245" calcext:value-type="currency">
            <text:p>794 245,00 Kč</text:p>
          </table:table-cell>
          <table:table-cell office:value-type="currency" office:currency="CZK" office:value="463309.58" calcext:value-type="currency">
            <text:p>463 309,58 Kč</text:p>
          </table:table-cell>
          <table:table-cell office:value-type="date" office:date-value="1998-07-01" calcext:value-type="date">
            <text:p>01.07.1998</text:p>
          </table:table-cell>
          <table:table-cell office:value-type="currency" office:currency="CZK" office:value="794245" calcext:value-type="currency">
            <text:p>794 245,00 Kč</text:p>
          </table:table-cell>
          <table:table-cell office:value-type="currency" office:currency="CZK" office:value="463309.58" calcext:value-type="currency">
            <text:p>463 309,58 Kč</text:p>
          </table:table-cell>
        </table:table-row>
        <table:table-row table:style-name="ro1">
          <table:table-cell/>
          <table:table-cell table:style-name="ce101"/>
          <table:table-cell office:value-type="string" calcext:value-type="string">
            <text:p>04242</text:p>
          </table:table-cell>
          <table:table-cell office:value-type="string" calcext:value-type="string">
            <text:p>Trafostanice</text:p>
          </table:table-cell>
          <table:table-cell office:value-type="currency" office:currency="CZK" office:value="14700" calcext:value-type="currency">
            <text:p>14 700,00 Kč</text:p>
          </table:table-cell>
          <table:table-cell office:value-type="currency" office:currency="CZK" office:value="126583.33" calcext:value-type="currency">
            <text:p>126 583,33 Kč</text:p>
          </table:table-cell>
          <table:table-cell office:value-type="date" office:date-value="1999-06-10" calcext:value-type="date">
            <text:p>10.06.1999</text:p>
          </table:table-cell>
          <table:table-cell office:value-type="currency" office:currency="CZK" office:value="14700" calcext:value-type="currency">
            <text:p>14 700,00 Kč</text:p>
          </table:table-cell>
          <table:table-cell office:value-type="currency" office:currency="CZK" office:value="126583.33" calcext:value-type="currency">
            <text:p>126 583,33 Kč</text:p>
          </table:table-cell>
        </table:table-row>
        <table:table-row table:style-name="ro1">
          <table:table-cell/>
          <table:table-cell table:style-name="ce102" office:value-type="string" calcext:value-type="string">
            <text:p>D20</text:p>
          </table:table-cell>
          <table:table-cell office:value-type="string" calcext:value-type="string">
            <text:p>04035</text:p>
          </table:table-cell>
          <table:table-cell office:value-type="string" calcext:value-type="string">
            <text:p>Čistící zařízení</text:p>
          </table:table-cell>
          <table:table-cell office:value-type="currency" office:currency="CZK" office:value="22128" calcext:value-type="currency">
            <text:p>22 128,00 Kč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date" office:date-value="1999-12-12" calcext:value-type="date">
            <text:p>12.12.1999</text:p>
          </table:table-cell>
          <table:table-cell office:value-type="currency" office:currency="CZK" office:value="22128" calcext:value-type="currency">
            <text:p>22 128,00 Kč</text:p>
          </table:table-cell>
          <table:table-cell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string" calcext:value-type="string">
            <text:p>D30</text:p>
          </table:table-cell>
          <table:table-cell office:value-type="string" calcext:value-type="string">
            <text:p>04187</text:p>
          </table:table-cell>
          <table:table-cell office:value-type="string" calcext:value-type="string">
            <text:p>Vysokozdvižný vozík</text:p>
          </table:table-cell>
          <table:table-cell office:value-type="currency" office:currency="CZK" office:value="628300" calcext:value-type="currency">
            <text:p>628 300,00 Kč</text:p>
          </table:table-cell>
          <table:table-cell office:value-type="currency" office:currency="CZK" office:value="348873.96" calcext:value-type="currency">
            <text:p>348 873,96 Kč</text:p>
          </table:table-cell>
          <table:table-cell office:value-type="date" office:date-value="2000-06-28" calcext:value-type="date">
            <text:p>28.06.2000</text:p>
          </table:table-cell>
          <table:table-cell office:value-type="currency" office:currency="CZK" office:value="628300" calcext:value-type="currency">
            <text:p>628 300,00 Kč</text:p>
          </table:table-cell>
          <table:table-cell office:value-type="currency" office:currency="CZK" office:value="348873.96" calcext:value-type="currency">
            <text:p>348 873,96 Kč</text:p>
          </table:table-cell>
        </table:table-row>
        <table:table-row table:style-name="ro1">
          <table:table-cell table:style-name="ce95"/>
          <table:table-cell table:style-name="ce101"/>
          <table:table-cell office:value-type="string" calcext:value-type="string">
            <text:p>04201</text:p>
          </table:table-cell>
          <table:table-cell office:value-type="string" calcext:value-type="string">
            <text:p>Stolova pila</text:p>
          </table:table-cell>
          <table:table-cell office:value-type="currency" office:currency="CZK" office:value="36890" calcext:value-type="currency">
            <text:p>36 890,00 Kč</text:p>
          </table:table-cell>
          <table:table-cell office:value-type="currency" office:currency="CZK" office:value="5379.79" calcext:value-type="currency">
            <text:p>5 379,79 Kč</text:p>
          </table:table-cell>
          <table:table-cell office:value-type="date" office:date-value="2001-08-28" calcext:value-type="date">
            <text:p>28.08.2001</text:p>
          </table:table-cell>
          <table:table-cell office:value-type="currency" office:currency="CZK" office:value="36890" calcext:value-type="currency">
            <text:p>36 890,00 Kč</text:p>
          </table:table-cell>
          <table:table-cell office:value-type="currency" office:currency="CZK" office:value="5379.79" calcext:value-type="currency">
            <text:p>5 379,79 Kč</text:p>
          </table:table-cell>
        </table:table-row>
        <table:table-row table:style-name="ro1">
          <table:table-cell table:style-name="ce97" office:value-type="string" calcext:value-type="string">
            <text:p>Total Result</text:p>
          </table:table-cell>
          <table:table-cell table:style-name="ce103" table:number-columns-repeated="3"/>
          <table:table-cell table:style-name="ce105" table:number-columns-repeated="2"/>
          <table:table-cell table:style-name="ce108"/>
          <table:table-cell table:style-name="ce112" office:value-type="currency" office:currency="CZK" office:value="2761573" calcext:value-type="currency">
            <text:p>2 761 573,00 Kč</text:p>
          </table:table-cell>
          <table:table-cell table:style-name="ce116" office:value-type="currency" office:currency="CZK" office:value="1153030.49" calcext:value-type="currency">
            <text:p>1 153 030,49 Kč</text:p>
          </table:table-cell>
        </table:table-row>
      </table:table>
      <table:named-expressions/>
      <table:database-ranges>
        <table:database-range table:name="__Anonymous_Sheet_DB__5" table:target-range-address="Evidence_2.A2:Evidence_2.G20">
          <table:sort>
            <table:sort-by table:field-number="2" table:data-type="automatic"/>
            <table:sort-by table:field-number="3" table:data-type="automatic"/>
          </table:sort>
        </table:database-range>
      </table:database-ranges>
      <table:data-pilot-tables>
        <table:data-pilot-table table:name="DataPilot2" table:application-data="" table:target-range-address="'Pivot Table_Pivot Table_Evidence_2_1_1'.A1:'Pivot Table_Pivot Table_Evidence_2_1_1'.I21" table:buttons="'Pivot Table_Pivot Table_Evidence_2_1_1'.A2 'Pivot Table_Pivot Table_Evidence_2_1_1'.B2 'Pivot Table_Pivot Table_Evidence_2_1_1'.C2 'Pivot Table_Pivot Table_Evidence_2_1_1'.D2 'Pivot Table_Pivot Table_Evidence_2_1_1'.E2 'Pivot Table_Pivot Table_Evidence_2_1_1'.F2 'Pivot Table_Pivot Table_Evidence_2_1_1'.G2 'Pivot Table_Pivot Table_Evidence_2_1_1'.H1" table:identify-categories="true" table:show-filter-button="false" table:drill-down-on-double-click="false">
          <table:source-cell-range table:cell-range-address="Evidence_2.A2:Evidence_2.G20"/>
          <table:data-pilot-field table:source-field-name="Provoz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ředisko" table:orientation="row" table:used-hierarchy="0" table:function="auto">
            <table:data-pilot-level table:show-empty="false" calcext:repeat-item-labels="false">
              <table:data-pilot-members>
                <table:data-pilot-member table:name="A02" table:display="true" table:show-details="true"/>
                <table:data-pilot-member table:name="B01" table:display="true" table:show-details="true"/>
                <table:data-pilot-member table:name="B10" table:display="true" table:show-details="true"/>
                <table:data-pilot-member table:name="B40" table:display="true" table:show-details="true"/>
                <table:data-pilot-member table:name="C01" table:display="true" table:show-details="true"/>
                <table:data-pilot-member table:name="C20" table:display="true" table:show-details="true"/>
                <table:data-pilot-member table:name="C30" table:display="true" table:show-details="true"/>
                <table:data-pilot-member table:name="D01" table:display="true" table:show-details="true"/>
                <table:data-pilot-member table:name="D10" table:display="true" table:show-details="true"/>
                <table:data-pilot-member table:name="D20" table:display="true" table:show-details="true"/>
                <table:data-pilot-member table:name="D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ventární číslo" table:orientation="row" table:used-hierarchy="0" table:function="auto">
            <table:data-pilot-level table:show-empty="false" calcext:repeat-item-labels="false">
              <table:data-pilot-members>
                <table:data-pilot-member table:name="03666" table:display="true" table:show-details="true"/>
                <table:data-pilot-member table:name="03754" table:display="true" table:show-details="true"/>
                <table:data-pilot-member table:name="03768" table:display="true" table:show-details="true"/>
                <table:data-pilot-member table:name="03769" table:display="true" table:show-details="true"/>
                <table:data-pilot-member table:name="03777" table:display="true" table:show-details="true"/>
                <table:data-pilot-member table:name="03879" table:display="true" table:show-details="true"/>
                <table:data-pilot-member table:name="03937" table:display="true" table:show-details="true"/>
                <table:data-pilot-member table:name="03959" table:display="true" table:show-details="true"/>
                <table:data-pilot-member table:name="04006" table:display="true" table:show-details="true"/>
                <table:data-pilot-member table:name="04035" table:display="true" table:show-details="true"/>
                <table:data-pilot-member table:name="04124" table:display="true" table:show-details="true"/>
                <table:data-pilot-member table:name="04127" table:display="true" table:show-details="true"/>
                <table:data-pilot-member table:name="04128" table:display="true" table:show-details="true"/>
                <table:data-pilot-member table:name="04187" table:display="true" table:show-details="true"/>
                <table:data-pilot-member table:name="04201" table:display="true" table:show-details="true"/>
                <table:data-pilot-member table:name="04207" table:display="true" table:show-details="true"/>
                <table:data-pilot-member table:name="04233" table:display="true" table:show-details="true"/>
                <table:data-pilot-member table:name="042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ázev majetku" table:orientation="row" table:used-hierarchy="0" table:function="auto">
            <table:data-pilot-level table:show-empty="false" calcext:repeat-item-labels="false">
              <table:data-pilot-members>
                <table:data-pilot-member table:name="Automobil Renault" table:display="true" table:show-details="true"/>
                <table:data-pilot-member table:name="Avia valnik" table:display="true" table:show-details="true"/>
                <table:data-pilot-member table:name="Čistící zařízení" table:display="true" table:show-details="true"/>
                <table:data-pilot-member table:name="Jeřáb portálový" table:display="true" table:show-details="true"/>
                <table:data-pilot-member table:name="Kopírovací stroj" table:display="true" table:show-details="true"/>
                <table:data-pilot-member table:name="Kopresor pojízdný" table:display="true" table:show-details="true"/>
                <table:data-pilot-member table:name="Lešení Haki" table:display="true" table:show-details="true"/>
                <table:data-pilot-member table:name="Mikrobus Renault" table:display="true" table:show-details="true"/>
                <table:data-pilot-member table:name="Mobilní telefon Nokia" table:display="true" table:show-details="true"/>
                <table:data-pilot-member table:name="Monitor" table:display="true" table:show-details="true"/>
                <table:data-pilot-member table:name="Nastřelovací pistole" table:display="true" table:show-details="true"/>
                <table:data-pilot-member table:name="Notebook" table:display="true" table:show-details="true"/>
                <table:data-pilot-member table:name="Stolova pila" table:display="true" table:show-details="true"/>
                <table:data-pilot-member table:name="Svářečka" table:display="true" table:show-details="true"/>
                <table:data-pilot-member table:name="Trafostanice" table:display="true" table:show-details="true"/>
                <table:data-pilot-member table:name="Vysokozdvižný vozí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řizovací cena" table:orientation="row" table:used-hierarchy="0" table:function="auto">
            <table:data-pilot-level table:show-empty="false" calcext:repeat-item-labels="false">
              <table:data-pilot-members>
                <table:data-pilot-member table:name="14 700,00 Kč" table:display="true" table:show-details="true"/>
                <table:data-pilot-member table:name="16 500,00 Kč" table:display="true" table:show-details="true"/>
                <table:data-pilot-member table:name="17 089,00 Kč" table:display="true" table:show-details="true"/>
                <table:data-pilot-member table:name="17 500,00 Kč" table:display="true" table:show-details="true"/>
                <table:data-pilot-member table:name="20 445,00 Kč" table:display="true" table:show-details="true"/>
                <table:data-pilot-member table:name="22 128,00 Kč" table:display="true" table:show-details="true"/>
                <table:data-pilot-member table:name="33 360,00 Kč" table:display="true" table:show-details="true"/>
                <table:data-pilot-member table:name="36 890,00 Kč" table:display="true" table:show-details="true"/>
                <table:data-pilot-member table:name="43 038,00 Kč" table:display="true" table:show-details="true"/>
                <table:data-pilot-member table:name="53 782,00 Kč" table:display="true" table:show-details="true"/>
                <table:data-pilot-member table:name="54 612,00 Kč" table:display="true" table:show-details="true"/>
                <table:data-pilot-member table:name="54 740,00 Kč" table:display="true" table:show-details="true"/>
                <table:data-pilot-member table:name="63 944,00 Kč" table:display="true" table:show-details="true"/>
                <table:data-pilot-member table:name="380 000,00 Kč" table:display="true" table:show-details="true"/>
                <table:data-pilot-member table:name="492 800,00 Kč" table:display="true" table:show-details="true"/>
                <table:data-pilot-member table:name="628 300,00 Kč" table:display="true" table:show-details="true"/>
                <table:data-pilot-member table:name="794 245,00 Kč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ůstatková cena" table:orientation="row" table:used-hierarchy="0" table:function="auto">
            <table:data-pilot-level table:show-empty="false" calcext:repeat-item-labels="false">
              <table:data-pilot-members>
                <table:data-pilot-member table:name="0,00 Kč" table:display="true" table:show-details="true"/>
                <table:data-pilot-member table:name="3 138,19 Kč" table:display="true" table:show-details="true"/>
                <table:data-pilot-member table:name="5 324,21 Kč" table:display="true" table:show-details="true"/>
                <table:data-pilot-member table:name="5 379,79 Kč" table:display="true" table:show-details="true"/>
                <table:data-pilot-member table:name="43 025,60 Kč" table:display="true" table:show-details="true"/>
                <table:data-pilot-member table:name="58 437,50 Kč" table:display="true" table:show-details="true"/>
                <table:data-pilot-member table:name="98 958,33 Kč" table:display="true" table:show-details="true"/>
                <table:data-pilot-member table:name="126 583,33 Kč" table:display="true" table:show-details="true"/>
                <table:data-pilot-member table:name="348 873,96 Kč" table:display="true" table:show-details="true"/>
                <table:data-pilot-member table:name="463 309,58 Kč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um zařazení" table:orientation="row" table:used-hierarchy="0" table:function="auto">
            <table:data-pilot-level table:show-empty="false" calcext:repeat-item-labels="false">
              <table:data-pilot-members>
                <table:data-pilot-member table:name="16.02.1997" table:display="true" table:show-details="true"/>
                <table:data-pilot-member table:name="23.03.1997" table:display="true" table:show-details="true"/>
                <table:data-pilot-member table:name="11.05.1998" table:display="true" table:show-details="true"/>
                <table:data-pilot-member table:name="01.07.1998" table:display="true" table:show-details="true"/>
                <table:data-pilot-member table:name="10.06.1999" table:display="true" table:show-details="true"/>
                <table:data-pilot-member table:name="14.06.1999" table:display="true" table:show-details="true"/>
                <table:data-pilot-member table:name="08.09.1999" table:display="true" table:show-details="true"/>
                <table:data-pilot-member table:name="01.10.1999" table:display="true" table:show-details="true"/>
                <table:data-pilot-member table:name="29.11.1999" table:display="true" table:show-details="true"/>
                <table:data-pilot-member table:name="12.12.1999" table:display="true" table:show-details="true"/>
                <table:data-pilot-member table:name="31.12.1999" table:display="true" table:show-details="true"/>
                <table:data-pilot-member table:name="28.06.2000" table:display="true" table:show-details="true"/>
                <table:data-pilot-member table:name="28.08.2001" table:display="true" table:show-details="true"/>
                <table:data-pilot-member table:name="30.10.2003" table:display="true" table:show-details="true"/>
                <table:data-pilot-member table:name="29.11.2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řizovací cena" table:orientation="data" table:used-hierarchy="0" table:function="sum">
            <table:data-pilot-level table:show-empty="false" calcext:repeat-item-labels="false">
              <table:data-pilot-members>
                <table:data-pilot-member table:name="14 700,00 Kč" table:display="true" table:show-details="true"/>
                <table:data-pilot-member table:name="16 500,00 Kč" table:display="true" table:show-details="true"/>
                <table:data-pilot-member table:name="17 089,00 Kč" table:display="true" table:show-details="true"/>
                <table:data-pilot-member table:name="17 500,00 Kč" table:display="true" table:show-details="true"/>
                <table:data-pilot-member table:name="20 445,00 Kč" table:display="true" table:show-details="true"/>
                <table:data-pilot-member table:name="22 128,00 Kč" table:display="true" table:show-details="true"/>
                <table:data-pilot-member table:name="33 360,00 Kč" table:display="true" table:show-details="true"/>
                <table:data-pilot-member table:name="36 890,00 Kč" table:display="true" table:show-details="true"/>
                <table:data-pilot-member table:name="43 038,00 Kč" table:display="true" table:show-details="true"/>
                <table:data-pilot-member table:name="53 782,00 Kč" table:display="true" table:show-details="true"/>
                <table:data-pilot-member table:name="54 612,00 Kč" table:display="true" table:show-details="true"/>
                <table:data-pilot-member table:name="54 740,00 Kč" table:display="true" table:show-details="true"/>
                <table:data-pilot-member table:name="63 944,00 Kč" table:display="true" table:show-details="true"/>
                <table:data-pilot-member table:name="380 000,00 Kč" table:display="true" table:show-details="true"/>
                <table:data-pilot-member table:name="492 800,00 Kč" table:display="true" table:show-details="true"/>
                <table:data-pilot-member table:name="628 300,00 Kč" table:display="true" table:show-details="true"/>
                <table:data-pilot-member table:name="794 245,00 Kč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ůstatková cena" table:orientation="data" table:used-hierarchy="0" table:function="sum">
            <table:data-pilot-level table:show-empty="false" calcext:repeat-item-labels="false">
              <table:data-pilot-members>
                <table:data-pilot-member table:name="0,00 Kč" table:display="true" table:show-details="true"/>
                <table:data-pilot-member table:name="3 138,19 Kč" table:display="true" table:show-details="true"/>
                <table:data-pilot-member table:name="5 324,21 Kč" table:display="true" table:show-details="true"/>
                <table:data-pilot-member table:name="5 379,79 Kč" table:display="true" table:show-details="true"/>
                <table:data-pilot-member table:name="43 025,60 Kč" table:display="true" table:show-details="true"/>
                <table:data-pilot-member table:name="58 437,50 Kč" table:display="true" table:show-details="true"/>
                <table:data-pilot-member table:name="98 958,33 Kč" table:display="true" table:show-details="true"/>
                <table:data-pilot-member table:name="126 583,33 Kč" table:display="true" table:show-details="true"/>
                <table:data-pilot-member table:name="348 873,96 Kč" table:display="true" table:show-details="true"/>
                <table:data-pilot-member table:name="463 309,58 Kč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16:13.052363183</meta:creation-date>
    <dc:date>2023-03-02T11:09:51.646923959</dc:date>
    <meta:editing-duration>PT5H10M23S</meta:editing-duration>
    <meta:editing-cycles>4</meta:editing-cycles>
    <meta:generator>LibreOffice/7.4.5.1$Linux_X86_64 LibreOffice_project/40$Build-1</meta:generator>
    <meta:document-statistic meta:table-count="7" meta:cell-count="578" meta:object-count="0"/>
  </office:meta>
</office:document-meta>
</file>